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95a" officeooo:paragraph-rsid="001b095a"/>
    </style:style>
    <style:style style:name="P2" style:family="paragraph" style:parent-style-name="Standard">
      <style:text-properties officeooo:rsid="001b7163" officeooo:paragraph-rsid="001b7163"/>
    </style:style>
    <style:style style:name="P3" style:family="paragraph" style:parent-style-name="Standard">
      <style:text-properties officeooo:rsid="001d60fc" officeooo:paragraph-rsid="001d60fc"/>
    </style:style>
    <style:style style:name="P4" style:family="paragraph" style:parent-style-name="Standard">
      <style:text-properties officeooo:rsid="001dc4d7" officeooo:paragraph-rsid="001dc4d7"/>
    </style:style>
    <style:style style:name="P5" style:family="paragraph" style:parent-style-name="Standard">
      <style:text-properties officeooo:rsid="001eb6a9" officeooo:paragraph-rsid="001eb6a9"/>
    </style:style>
    <style:style style:name="P6" style:family="paragraph" style:parent-style-name="Standard">
      <style:text-properties officeooo:rsid="001eb6a9" officeooo:paragraph-rsid="0020926f"/>
    </style:style>
    <style:style style:name="P7" style:family="paragraph" style:parent-style-name="Standard">
      <style:text-properties officeooo:rsid="001eb6a9" officeooo:paragraph-rsid="00217333"/>
    </style:style>
    <style:style style:name="P8" style:family="paragraph" style:parent-style-name="Standard">
      <style:text-properties officeooo:rsid="0020926f" officeooo:paragraph-rsid="0022f529"/>
    </style:style>
    <style:style style:name="P9" style:family="paragraph" style:parent-style-name="Standard">
      <style:text-properties officeooo:rsid="002452d8" officeooo:paragraph-rsid="0022f529"/>
    </style:style>
    <style:style style:name="P10" style:family="paragraph" style:parent-style-name="Standard">
      <style:text-properties officeooo:rsid="001eb6a9" officeooo:paragraph-rsid="0022f529"/>
    </style:style>
    <style:style style:name="P11" style:family="paragraph" style:parent-style-name="Standard">
      <style:text-properties officeooo:rsid="00221cdb" officeooo:paragraph-rsid="0022f529"/>
    </style:style>
    <style:style style:name="T1" style:family="text">
      <style:text-properties officeooo:rsid="001b7163"/>
    </style:style>
    <style:style style:name="T2" style:family="text">
      <style:text-properties officeooo:rsid="0020926f"/>
    </style:style>
    <style:style style:name="T3" style:family="text">
      <style:text-properties officeooo:rsid="00217333"/>
    </style:style>
    <style:style style:name="T4" style:family="text">
      <style:text-properties officeooo:rsid="0023f79e"/>
    </style:style>
    <style:style style:name="T5" style:family="text">
      <style:text-properties officeooo:rsid="00221cdb"/>
    </style:style>
    <style:style style:name="T6" style:family="text">
      <style:text-properties officeooo:rsid="002452d8"/>
    </style:style>
    <style:style style:name="T7" style:family="text">
      <style:text-properties officeooo:rsid="002249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Analysis of False Positives- <text:span text:style-name="T1">Separate errors in different classes for segmentation. Count them and plot their frequencies.</text:span></text:p>
      <text:p text:style-name="P2">2. False Negatives – Why some areas are not segmented properly. Eg due to occlusion etc.</text:p>
      <text:p text:style-name="P2"/>
      <text:p text:style-name="P2"/>
      <text:p text:style-name="P2"/>
      <text:p text:style-name="P2"/>
      <text:p text:style-name="P3">Evaluation Metrics-</text:p>
      <text:p text:style-name="P3"/>
      <text:p text:style-name="P3">1. Pixel wise accuracy – i. Manually labeled as car and network predicts as wheel of a car. Shows difference. ii. Can know from priority that some places in image will only be sky or road.</text:p>
      <text:p text:style-name="P3">2. mean accuracy</text:p>
      <text:p text:style-name="P3">3. mean intersection over union</text:p>
      <text:p text:style-name="P3">4. frequency weighted intersection over union</text:p>
      <text:p text:style-name="P3"/>
      <text:p text:style-name="P4">Stability- Slight aberration in images should lead to same segmentation like slight blurring, vignetting, viewpoint rotation.</text:p>
      <text:p text:style-name="P4"/>
      <text:p text:style-name="P4">Memory Usage</text:p>
      <text:p text:style-name="P4"/>
      <text:p text:style-name="P4">Speed- Hardware dependent</text:p>
      <text:p text:style-name="P4"/>
      <text:p text:style-name="P4">Databases – I. LFW II. Need to find</text:p>
      <text:p text:style-name="P4"/>
      <text:p text:style-name="P10">Issues - </text:p>
      <text:p text:style-name="P10">1. Lens Flare- <text:span text:style-name="T4">Can add <text:s/>flare using Photoshop</text:span></text:p>
      <text:p text:style-name="P10">2. Vignetting – <text:span text:style-name="T4">Again add different degrees of vignetting using Photoshop</text:span></text:p>
      <text:p text:style-name="P10">3. Blurred Images <text:span text:style-name="T5">(Python) – We can again use Photoshop or python</text:span></text:p>
      <text:p text:style-name="P10">4. Partial Occlusion- <text:span text:style-name="T5">Simple and using Instagram Filters - </text:span></text:p>
      <text:p text:style-name="P10">5. Camouflaged subject – <text:span text:style-name="T6">Find differing images</text:span></text:p>
      <text:p text:style-name="P10">6. <text:span text:style-name="T2">Semi-transparent Occlusions (like a glass in front of face)</text:span></text:p>
      <text:p text:style-name="P8">7. View Point Difference</text:p>
      <text:p text:style-name="P11">8. Rotation</text:p>
      <text:p text:style-name="P11">9. Scaling</text:p>
      <text:p text:style-name="P11">10. Random Crops of Image</text:p>
      <text:p text:style-name="P11">11. <text:span text:style-name="T7">Colors (RGB vs Greyscale)</text:span></text:p>
      <text:p text:style-name="P9">12. Image in Mirrors</text:p>
      <text:p text:style-name="P9">13. Shadows</text:p>
      <text:p text:style-name="P9">14. Noise- like really dark picture</text:p>
      <text:p text:style-name="P9">15. Similar looking objects</text:p>
      <text:p text:style-name="P7"/>
      <text:p text:style-name="P7"><text:span text:style-name="T3">Can be tested by taking images in a dataset and applying these effects and checking the accuracy after that and comparing it with image already we have. Can plot graps for different degrees of errors included.</text:span> </text:p>
      <text:p text:style-name="P4"/>
      <text:p text:style-name="P5">PC13</text:p>
      <text:p text:style-name="P5">LSD14</text:p>
      <text:p text:style-name="P5">DHS15</text:p>
      <text:p text:style-name="P5">LKJ15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3:20:14.651750131</meta:creation-date>
    <meta:editing-duration>PT1H55M9S</meta:editing-duration>
    <meta:editing-cycles>3</meta:editing-cycles>
    <meta:generator>LibreOffice/5.1.6.2$Linux_X86_64 LibreOffice_project/10m0$Build-2</meta:generator>
    <dc:date>2017-10-28T13:20:31.548664505</dc:date>
    <meta:document-statistic meta:table-count="0" meta:image-count="0" meta:object-count="0" meta:page-count="2" meta:paragraph-count="32" meta:word-count="242" meta:character-count="1489" meta:non-whitespace-character-count="1269"/>
  </office:meta>
</office:document-meta>
</file>